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7402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0118in" fo:margin-right="0in" fo:margin-top="0.9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0118in" fo:margin-right="0in" fo:margin-top="0.38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0118in" fo:margin-right="0in" fo:margin-top="0.28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0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0118in" fo:margin-right="0in" fo:margin-top="0.28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0028in" fo:margin-right="1.7071in" fo:margin-top="0.1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0071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0071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0028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0028in" fo:margin-right="0in" fo:margin-top="0.17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028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0016in" fo:margin-right="0.2327in" fo:margin-top="0.1591in" fo:margin-bottom="0in" loext:contextual-spacing="false" fo:line-height="100%" fo:text-align="justify" style:justify-single-word="false" fo:keep-together="auto" fo:orphans="0" fo:widows="0" fo:text-indent="0.002in" style:auto-text-indent="false" fo:break-before="auto" fo:break-after="auto" fo:padding="0in" fo:border="none" fo:keep-with-next="auto"/>
    </style:style>
    <style:style style:name="P14" style:family="paragraph" style:parent-style-name="Standard">
      <style:paragraph-properties fo:margin-left="0in" fo:margin-right="0.2319in" fo:margin-top="0.2063in" fo:margin-bottom="0in" loext:contextual-spacing="false" fo:line-height="100%" fo:text-align="justify" style:justify-single-word="false" fo:keep-together="auto" fo:orphans="0" fo:widows="0" fo:text-indent="0.2472in" style:auto-text-indent="false" fo:break-before="auto" fo:break-after="auto" fo:padding="0in" fo:border="none" fo:keep-with-next="auto"/>
    </style:style>
    <style:style style:name="P15" style:family="paragraph" style:parent-style-name="Standard">
      <style:paragraph-properties fo:margin-left="0.0043in" fo:margin-right="0.2327in" fo:margin-top="0.2063in" fo:margin-bottom="0in" loext:contextual-spacing="false" fo:line-height="100%" fo:text-align="start" style:justify-single-word="false" fo:keep-together="auto" fo:orphans="0" fo:widows="0" fo:text-indent="0.2429in" style:auto-text-indent="false" fo:break-before="auto" fo:break-after="auto" fo:padding="0in" fo:border="none" fo:keep-with-next="auto"/>
    </style:style>
    <style:style style:name="P16" style:family="paragraph" style:parent-style-name="Standard">
      <style:paragraph-properties fo:margin-left="3.1047in" fo:margin-right="0in" fo:margin-top="2.85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005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0091in" fo:margin-right="0in" fo:margin-top="0.17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2484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2484in" fo:margin-right="0in" fo:margin-top="0.1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2484in" fo:margin-right="0in" fo:margin-top="0.1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2484in" fo:margin-right="0in" fo:margin-top="0.08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4134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4098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4098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0043in" fo:margin-right="0in" fo:margin-top="0.2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4118in" fo:margin-right="0.2319in" fo:margin-top="0.0063in" fo:margin-bottom="0in" loext:contextual-spacing="false" fo:line-height="100%" fo:text-align="start" style:justify-single-word="false" fo:keep-together="auto" fo:orphans="0" fo:widows="0" fo:text-indent="-0.002in" style:auto-text-indent="false" fo:break-before="auto" fo:break-after="auto" fo:padding="0in" fo:border="none" fo:keep-with-next="auto"/>
    </style:style>
    <style:style style:name="P28" style:family="paragraph" style:parent-style-name="Standard">
      <style:paragraph-properties fo:margin-left="3.098in" fo:margin-right="0in" fo:margin-top="5.1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3.098in" fo:margin-right="0in" fo:margin-top="4.0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0035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0035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0016in" fo:margin-right="0.2327in" fo:margin-top="0.006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0075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007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2417in" fo:margin-top="0.0063in" fo:margin-bottom="0in" loext:contextual-spacing="false" fo:line-height="100%" fo:text-align="justify" style:justify-single-word="false" fo:keep-together="auto" fo:orphans="0" fo:widows="0" fo:text-indent="0.0035in" style:auto-text-indent="false" fo:break-before="auto" fo:break-after="auto" fo:padding="0in" fo:border="none" fo:keep-with-next="auto"/>
    </style:style>
    <style:style style:name="P36" style:family="paragraph" style:parent-style-name="Standard">
      <style:paragraph-properties fo:margin-left="0.0028in" fo:margin-right="0.4598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002in" fo:margin-right="0.2327in" fo:margin-top="0.0055in" fo:margin-bottom="0in" loext:contextual-spacing="false" fo:line-height="100%" fo:text-align="start" style:justify-single-word="false" fo:keep-together="auto" fo:orphans="0" fo:widows="0" fo:text-indent="0.0035in" style:auto-text-indent="false" fo:break-before="auto" fo:break-after="auto" fo:padding="0in" fo:border="none" fo:keep-with-next="auto"/>
    </style:style>
    <style:style style:name="P38" style:family="paragraph" style:parent-style-name="Standard">
      <style:paragraph-properties fo:margin-left="0.002in" fo:margin-right="0.2327in" fo:margin-top="0.1083in" fo:margin-bottom="0in" loext:contextual-spacing="false" fo:line-height="100%" fo:text-align="start" style:justify-single-word="false" fo:keep-together="auto" fo:orphans="0" fo:widows="0" fo:text-indent="0.0016in" style:auto-text-indent="false" fo:break-before="auto" fo:break-after="auto" fo:padding="0in" fo:border="none" fo:keep-with-next="auto"/>
    </style:style>
    <style:style style:name="P39" style:family="paragraph" style:parent-style-name="Standard">
      <style:paragraph-properties fo:margin-left="0in" fo:margin-right="0.2327in" fo:margin-top="0.0055in" fo:margin-bottom="0in" loext:contextual-spacing="false" fo:line-height="100%" fo:text-align="justify" style:justify-single-word="false" fo:keep-together="auto" fo:orphans="0" fo:widows="0" fo:text-indent="0.0035in" style:auto-text-indent="false" fo:break-before="auto" fo:break-after="auto" fo:padding="0in" fo:border="none" fo:keep-with-next="auto"/>
    </style:style>
    <style:style style:name="P40" style:family="paragraph" style:parent-style-name="Standard">
      <style:paragraph-properties fo:margin-left="0.002in" fo:margin-right="0.2327in" fo:margin-top="0.0063in" fo:margin-bottom="0in" loext:contextual-spacing="false" fo:line-height="100%" fo:text-align="start" style:justify-single-word="false" fo:keep-together="auto" fo:orphans="0" fo:widows="0" fo:text-indent="0.0028in" style:auto-text-indent="false" fo:break-before="auto" fo:break-after="auto" fo:padding="0in" fo:border="none" fo:keep-with-next="auto"/>
    </style:style>
    <style:style style:name="P41" style:family="paragraph" style:parent-style-name="Standard">
      <style:paragraph-properties fo:margin-left="0in" fo:margin-right="0.2335in" fo:margin-top="0.0055in" fo:margin-bottom="0in" loext:contextual-spacing="false" fo:line-height="100%" fo:text-align="justify" style:justify-single-word="false" fo:keep-together="auto" fo:orphans="0" fo:widows="0" fo:text-indent="0.0055in" style:auto-text-indent="false" fo:break-before="auto" fo:break-after="auto" fo:padding="0in" fo:border="none" fo:keep-with-next="auto"/>
    </style:style>
    <style:style style:name="P42" style:family="paragraph" style:parent-style-name="Standard">
      <style:paragraph-properties fo:margin-left="3.0965in" fo:margin-right="0in" fo:margin-top="1.0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0043in" fo:margin-right="0.2339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fo:margin-left="0.0028in" fo:margin-right="-0.0035in" fo:margin-top="0.0055in" fo:margin-bottom="0in" loext:contextual-spacing="false" fo:line-height="100%" fo:text-align="start" style:justify-single-word="false" fo:keep-together="auto" fo:orphans="0" fo:widows="0" fo:text-indent="0.0008in" style:auto-text-indent="false" fo:break-before="auto" fo:break-after="auto" fo:padding="0in" fo:border="none" fo:keep-with-next="auto"/>
    </style:style>
    <style:style style:name="P45" style:family="paragraph" style:parent-style-name="Standard">
      <style:paragraph-properties fo:margin-left="0.4083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4071in" fo:margin-right="0.2437in" fo:margin-top="0.0063in" fo:margin-bottom="0in" loext:contextual-spacing="false" fo:line-height="100%" fo:text-align="start" style:justify-single-word="false" fo:keep-together="auto" fo:orphans="0" fo:widows="0" fo:text-indent="0.0063in" style:auto-text-indent="false" fo:break-before="auto" fo:break-after="auto" fo:padding="0in" fo:border="none" fo:keep-with-next="auto"/>
    </style:style>
    <style:style style:name="P47" style:family="paragraph" style:parent-style-name="Standard">
      <style:paragraph-properties fo:margin-left="0.4102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4063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3.0945in" fo:margin-right="0in" fo:margin-top="0.45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5862in" fo:margin-right="0.2327in" fo:margin-top="0.1453in" fo:margin-bottom="0in" loext:contextual-spacing="false" fo:line-height="135%"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5862in" fo:margin-right="0in" fo:margin-top="0.1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5862in" fo:margin-right="0in" fo:margin-top="0.07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5862in" fo:margin-right="0.6965in" fo:margin-top="0.0756in" fo:margin-bottom="0in" loext:contextual-spacing="false" fo:line-height="135%" fo:text-align="start" style:justify-single-word="false" fo:keep-together="auto" fo:orphans="0" fo:widows="0" fo:text-indent="0in" style:auto-text-indent="false" fo:break-before="auto" fo:break-after="auto" fo:padding="0in" fo:border="none" fo:keep-with-next="auto"/>
    </style:style>
    <style:style style:name="P54" style:family="paragraph" style:parent-style-name="Standard">
      <style:paragraph-properties fo:margin-left="0.9126in" fo:margin-right="0in" fo:margin-top="0.07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9126in" fo:margin-right="0in" fo:margin-top="0.04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20.5pt" fo:font-style="normal" style:text-underline-style="none" fo:font-weight="normal" style:font-name-asian="Arial1" style:font-size-asian="20.5pt" style:font-style-asian="normal" style:font-weight-asian="normal" style:font-name-complex="Arial1" style:font-size-complex="20.5pt"/>
    </style:style>
    <style:style style:name="T2" style:family="text">
      <style:text-properties fo:font-variant="normal" fo:text-transform="none" fo:color="#000000" style:text-line-through-style="none" style:text-line-through-type="none" style:text-position="0% 100%" style:font-name="Arial" fo:font-size="17pt" fo:font-style="italic" style:text-underline-style="none" fo:font-weight="normal" style:font-name-asian="Arial1" style:font-size-asian="17pt" style:font-style-asian="italic" style:font-weight-asian="normal" style:font-name-complex="Arial1" style:font-size-complex="17pt"/>
    </style:style>
    <style:style style:name="T3" style:family="text">
      <style:text-properties fo:font-variant="normal" fo:text-transform="none" fo:color="#000000" style:text-line-through-style="none" style:text-line-through-type="none" style:text-position="0% 100%" style:font-name="Arial" fo:font-size="17pt" fo:font-style="normal" style:text-underline-style="none" fo:font-weight="normal" style:font-name-asian="Arial1" style:font-size-asian="17pt" style:font-style-asian="normal" style:font-weight-asian="normal" style:font-name-complex="Arial1" style:font-size-complex="17pt"/>
    </style:style>
    <style:style style:name="T4" style:family="text">
      <style:text-properties fo:font-variant="normal" fo:text-transform="none" fo:color="#000000" style:text-line-through-style="none" style:text-line-through-type="none" style:text-position="0% 100%"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5" style:family="text">
      <style:text-properties fo:font-variant="normal" fo:text-transform="none" fo:color="#000000" style:text-line-through-style="none" style:text-line-through-type="none" style:text-position="0% 100%" style:font-name="Arial" fo:font-size="11.5pt" fo:font-style="italic" style:text-underline-style="none" fo:font-weight="normal" style:font-name-asian="Arial1" style:font-size-asian="11.5pt" style:font-style-asian="italic" style:font-weight-asian="normal" style:font-name-complex="Arial1" style:font-size-complex="11.5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antiago Francisco BELEN DEAS </text:span></text:p>
      <text:p text:style-name="P2"><text:span text:style-name="T2">Personal Information </text:span></text:p>
      <text:p text:style-name="P7"><text:span text:style-name="T4">Address: Av. Corrientes 1670 5 piso Dto: “B” CP: 1042 Nationality: Argentine and Spanish. </text:span></text:p>
      <text:p text:style-name="P8"><text:span text:style-name="T4">City: Capital Federal, Buenos Aires, Argentina </text:span></text:p>
      <text:p text:style-name="P10"><text:span text:style-name="T4">Phone Number: +54 9 11-5615-9312 </text:span></text:p>
      <text:p text:style-name="P10"><text:span text:style-name="T4">Date of Birth: 26/06/1984 </text:span></text:p>
      <text:p text:style-name="P10"><text:span text:style-name="T4">National ID: 30.982.810 </text:span></text:p>
      <text:p text:style-name="P10"><text:span text:style-name="T4">E-mail: Sbelen@fmed.uba.ar </text:span></text:p>
      <text:p text:style-name="P3"><text:span text:style-name="T2">Professional Profile </text:span></text:p>
      <text:p text:style-name="P13"><text:span text:style-name="T4">Medical Specialist in Internal Medicine and Clinical Research Professional with extensive knowledge in multiple therapeutic areas, currently pursuing a Specialization in Artificial Intelligence at the University of Buenos Aires. </text:span></text:p>
      <text:p text:style-name="P14"><text:span text:style-name="T4">Experienced Teaching Physician in Clinical Examination and Internal Medicine, with a strong commitment to medical education and clinical supervision. Actively participated as a Sub-Investigator in Phase 2/3 clinical trials, contributing to pivotal studies, includ ing Pfizer’s RSV and Influenza vaccines (C3671013 / C4781004), Moderna’s RSV and Influenza vaccines (mRNA-1345-P301 / mRNA1010-P301), and Medicago’s COVID-19 vaccine (CP-PRO-CoVLP-021). </text:span></text:p>
      <text:p text:style-name="P15"><text:span text:style-name="T4">Demonstrated leadership and mentorship in clinical and academic settings, fostering a collaborative learning environment for emerging medical professionals. </text:span></text:p>
      <text:p text:style-name="P16"><text:span text:style-name="T4">1</text:span></text:p>
      <text:p text:style-name="P17"><text:span text:style-name="T3">Education </text:span></text:p>
      <text:p text:style-name="P18"><text:span text:style-name="T6">Current Studies </text:span></text:p>
      <text:p text:style-name="P19"><text:span text:style-name="T4"><text:s/>2024 – Present </text:span></text:p>
      <text:p text:style-name="P23"><text:span text:style-name="T4">Specialization in Artificial Intelligence </text:span><text:span text:style-name="T5">(In Progress) </text:span></text:p>
      <text:p text:style-name="P24"><text:span text:style-name="T4">Faculty of Engineering, University of Buenos Aires (UBA), Argentina </text:span></text:p>
      <text:p text:style-name="P26"><text:span text:style-name="T6">University </text:span></text:p>
      <text:p text:style-name="P19"><text:span text:style-name="T4"><text:s/>2011 – 2015 </text:span></text:p>
      <text:p text:style-name="P24"><text:soft-page-break/><text:span text:style-name="T4">Degree Obtained: Medical Specialist in Internal Medicine </text:span></text:p>
      <text:p text:style-name="P24"><text:span text:style-name="T4">Faculty of Medical Sciences, University of Buenos Aires (UBA) </text:span></text:p>
      <text:p text:style-name="P23"><text:span text:style-name="T4">Overall GPA: 9/10 </text:span></text:p>
      <text:p text:style-name="P20"><text:span text:style-name="T4"><text:s/>2003 – 2011 </text:span></text:p>
      <text:p text:style-name="P24"><text:span text:style-name="T4">Degree Obtained: Medical Doctor </text:span></text:p>
      <text:p text:style-name="P24"><text:span text:style-name="T4">Faculty of Medical Sciences, University of Buenos Aires (UBA) </text:span></text:p>
      <text:p text:style-name="P23"><text:span text:style-name="T4">Overall GPA: 8.61/10 </text:span></text:p>
      <text:p text:style-name="P26"><text:span text:style-name="T6">High School Education </text:span></text:p>
      <text:p text:style-name="P19"><text:span text:style-name="T4"><text:s/>2001 </text:span></text:p>
      <text:p text:style-name="P27"><text:span text:style-name="T4">Degree Obtained: High School Diploma with specialization in Computer Systems San Roque Institute, Buenos Aires City </text:span></text:p>
      <text:p text:style-name="P28"><text:span text:style-name="T4">2</text:span></text:p>
      <text:p text:style-name="P17"><text:span text:style-name="T3">Professional Experience </text:span></text:p>
      <text:p text:style-name="P11"><text:span text:style-name="T6">Jan 2022 – Nov 2024 </text:span></text:p>
      <text:p text:style-name="P9"><text:span text:style-name="T4">Sub-Investigator for Phase 3 Clinical Trials </text:span></text:p>
      <text:p text:style-name="P30"><text:span text:style-name="T4">Equipo Ciencia CRO </text:span></text:p>
      <text:p text:style-name="P32"><text:span text:style-name="T4">Actively contributed to pivotal Phase 3 clinical trials, including studies for Pfizer’s RSV and Influenza vaccines (C3671013 / C4781004), Moderna’s RSV and Influenza vaccines (mRNA-1345-P301 / mRNA1010-P301), and Medicago’s COVID-19 vaccine (CP-PRO CoVLP-021). Responsibilities included identification of adverse events, protocol adher ence, data management, and maintaining compliance with Good Clinical Practice (GCP) standards. </text:span></text:p>
      <text:p text:style-name="P33"><text:span text:style-name="T6">2015 – 2022 </text:span></text:p>
      <text:p text:style-name="P31"><text:span text:style-name="T4">Medical Specialist in Internal Medicine </text:span></text:p>
      <text:p text:style-name="P35"><text:span text:style-name="T4">Delivered specialized care for complex cases in internal medicine, employing evidence based practices to improve patient outcomes. Participated in interdisciplinary collabora tion and provided guidance on patient care in hospital settings. </text:span></text:p>
      <text:p text:style-name="P33"><text:span text:style-name="T6">2018 – 2021 </text:span></text:p>
      <text:p text:style-name="P36"><text:span text:style-name="T4">Research Fellow in Basic and Clinical Immunology and Immunopathology INIGEM-CONICET </text:span></text:p>
      <text:p text:style-name="P37"><text:soft-page-break/><text:span text:style-name="T4">Contributed to multiple research publications and presented findings at national and international conferences, collaborating with multidisciplinary teams to advance the field. </text:span></text:p>
      <text:p text:style-name="P33"><text:span text:style-name="T6">2015 – 2018 </text:span></text:p>
      <text:p text:style-name="P38"><text:span text:style-name="T4">Teaching Physician in Clinical Examination and Internal Medicine 5th Chair of Internal Medicine, Hospital de Cl´ınicas Jos´e de San Mart´ın, Buenos Aires, Argentina </text:span></text:p>
      <text:p text:style-name="P39"><text:span text:style-name="T4">Provided both theoretical and practical instruction in clinical examination and internal medicine. Mentored medical students and residents, emphasizing diagnostic accuracy, clinical skills, and patient-centered approaches. Supervised clinical rotations and facili tated skill-building in a collaborative learning environment. </text:span></text:p>
      <text:p text:style-name="P33"><text:span text:style-name="T6">2011 – 2015 </text:span></text:p>
      <text:p text:style-name="P12"><text:span text:style-name="T4">Residency in Internal Medicine </text:span></text:p>
      <text:p text:style-name="P40"><text:span text:style-name="T4">5th Chair of Internal Medicine, Hospital de Cl´ınicas Jos´e de San Mart´ın, Buenos Aires, Argentina </text:span></text:p>
      <text:p text:style-name="P41"><text:span text:style-name="T4">Completed an intensive residency with rotations in multiple internal medicine subspecial ties, gaining expertise in patient management, emergency care, and complex diagnostics in a high-volume academic hospital. </text:span></text:p>
      <text:p text:style-name="P42"><text:span text:style-name="T4">3</text:span></text:p>
      <text:p text:style-name="P34"><text:span text:style-name="T6">2002 – 2005 </text:span></text:p>
      <text:p text:style-name="P31"><text:span text:style-name="T4">Administrative Assistant </text:span></text:p>
      <text:p text:style-name="P43"><text:span text:style-name="T4">United Nations Development Programme (UNDP), based at the Secretariat of Industry, Ministry of Economy of Argentina </text:span></text:p>
      <text:p text:style-name="P44"><text:span text:style-name="T4">Provided administrative support including documentation, reporting, and inter-departmental communication. </text:span></text:p>
      <text:p text:style-name="P4"><text:span text:style-name="T3">Courses </text:span></text:p>
      <text:p text:style-name="P21"><text:span text:style-name="T4"><text:s/>2004 </text:span></text:p>
      <text:p text:style-name="P45"><text:span text:style-name="T4">Intensive Course on Fundamentals of Clinical Genetics </text:span></text:p>
      <text:p text:style-name="P24"><text:span text:style-name="T4">Faculty of Medical Sciences, University of Buenos Aires (UBA) </text:span></text:p>
      <text:p text:style-name="P20"><text:span text:style-name="T4"><text:s/>2010 </text:span></text:p>
      <text:p text:style-name="P46"><text:span text:style-name="T4">Course for Clinical Study Investigators and GCP (Good Clinical Prac tice) </text:span></text:p>
      <text:p text:style-name="P25"><text:span text:style-name="T4">Foundation for Pharmacological and Drug Studies “Prof. Luis M. Zieher” </text:span></text:p>
      <text:p text:style-name="P20"><text:span text:style-name="T4"><text:s/>2013 </text:span></text:p>
      <text:p text:style-name="P24"><text:soft-page-break/><text:span text:style-name="T4">Advanced Cardiovascular Life Support (ACLS) </text:span></text:p>
      <text:p text:style-name="P45"><text:span text:style-name="T4">Argentine Cardiological Foundation </text:span></text:p>
      <text:p text:style-name="P20"><text:span text:style-name="T4"><text:s/>2014 </text:span></text:p>
      <text:p text:style-name="P24"><text:span text:style-name="T4">Advanced Trauma Life Support (ATLS) </text:span></text:p>
      <text:p text:style-name="P45"><text:span text:style-name="T4">American College of Surgeons </text:span></text:p>
      <text:p text:style-name="P20"><text:span text:style-name="T4"><text:s/>2015 </text:span></text:p>
      <text:p text:style-name="P24"><text:span text:style-name="T4">Basic Theoretical-Practical Course on Flow Cytometry </text:span></text:p>
      <text:p text:style-name="P47"><text:span text:style-name="T4">Rioplatense Group of Flow Cytometry </text:span></text:p>
      <text:p text:style-name="P20"><text:span text:style-name="T4"><text:s/>2019 </text:span></text:p>
      <text:p text:style-name="P24"><text:span text:style-name="T4">Applied Statistics in Health Sciences </text:span></text:p>
      <text:p text:style-name="P24"><text:span text:style-name="T4">Faculty of Pharmacy and Biochemistry, University of Buenos Aires (UBA) </text:span></text:p>
      <text:p text:style-name="P20"><text:span text:style-name="T4"><text:s/>2019 </text:span></text:p>
      <text:p text:style-name="P24"><text:span text:style-name="T4">Training in Database Management for Biomedical Sciences </text:span></text:p>
      <text:p text:style-name="P24"><text:span text:style-name="T4">Faculty of Medical Sciences, National University of Rosario </text:span></text:p>
      <text:p text:style-name="P20"><text:span text:style-name="T4"><text:s/>2019 </text:span></text:p>
      <text:p text:style-name="P24"><text:span text:style-name="T4">Research Methodology </text:span></text:p>
      <text:p text:style-name="P24"><text:span text:style-name="T4">Faculty of Pharmacy and Biochemistry, University of Buenos Aires (UBA) </text:span></text:p>
      <text:p text:style-name="P20"><text:span text:style-name="T4"><text:s/>2021 </text:span></text:p>
      <text:p text:style-name="P23"><text:span text:style-name="T4">Clinical Research Associate </text:span></text:p>
      <text:p text:style-name="P48"><text:span text:style-name="T4">VIARES, Clinical Research Talent Company, Vienna, Austria </text:span></text:p>
      <text:p text:style-name="P20"><text:span text:style-name="T4"><text:s/>2021 </text:span></text:p>
      <text:p text:style-name="P24"><text:soft-page-break/><text:span text:style-name="T4">Project Management in Clinical Research </text:span></text:p>
      <text:p text:style-name="P48"><text:span text:style-name="T4">VIARES, Clinical Research Talent Company, Vienna, Austria </text:span></text:p>
      <text:p text:style-name="P49"><text:span text:style-name="T4">4</text:span></text:p>
      <text:p text:style-name="P5"><text:span text:style-name="T3">Conferences </text:span></text:p>
      <text:p text:style-name="P21"><text:span text:style-name="T4"><text:s/>Speaker </text:span></text:p>
      <text:p text:style-name="P50"><text:span text:style-name="T4">– Systematic Study and Treatment: Chronic Anemias with Normal MGV (2016) – Pathogenesis of Systemic Lupus Erythematosus </text:span><text:span text:style-name="T5">(Main Topic, 2018) </text:span><text:span text:style-name="T4">– Immunosuppressants in Autoimmune Disease: Preventive Measures (2018) </text:span></text:p>
      <text:p text:style-name="P22"><text:span text:style-name="T4"><text:s/>Coordinator </text:span></text:p>
      <text:p text:style-name="P51"><text:span text:style-name="T4">– Undifferentiated Arthritis: Therapeutic Management (2018) </text:span></text:p>
      <text:p text:style-name="P6"><text:span text:style-name="T3">Other Skills </text:span></text:p>
      <text:p text:style-name="P21"><text:span text:style-name="T4"><text:s/>Computing </text:span></text:p>
      <text:p text:style-name="P51"><text:span text:style-name="T4">– Clinical Data Management: Medidata Rave </text:span></text:p>
      <text:p text:style-name="P52"><text:span text:style-name="T4">– Office Suite: Word, Excel, PowerPoint </text:span></text:p>
      <text:p text:style-name="P52"><text:span text:style-name="T4">– Interactive Report Generation: Microsoft Power BI </text:span></text:p>
      <text:p text:style-name="P52"><text:span text:style-name="T4">– Statistical Software: GraphPad Prism, Minitab </text:span></text:p>
      <text:p text:style-name="P53"><text:span text:style-name="T4">– Programming: R Language, Python (Data Analysis and Visualization) – Design: LaTeX (Typesetting), CorelDRAW (Visual Composition) </text:span></text:p>
      <text:p text:style-name="P22"><text:span text:style-name="T4"><text:s/>Languages </text:span></text:p>
      <text:p text:style-name="P51"><text:span text:style-name="T4">– English </text:span></text:p>
      <text:p text:style-name="P54"><text:span text:style-name="T4">* Fluent: Reading / Writing </text:span></text:p>
      <text:p text:style-name="P55"><text:span text:style-name="T4">* Intermediate / Advanced: Speaking </text:span></text:p>
      <text:p text:style-name="P29"><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9264in" fo:margin-bottom="0.5846in" fo:margin-left="1.0028in" fo:margin-right="0.7661in" style:writing-mode="lr-tb" style:layout-grid-color="#c0c0c0" style:layout-grid-lines="2583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103" meta:word-count="731" meta:character-count="5768" meta:non-whitespace-character-count="5004"/>
    <meta:generator>LibreOfficeDev/6.0.5.2$Linux_X86_64 LibreOffice_project/</meta:generator>
  </office:meta>
</office:document-meta>
</file>